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4000000DD000000DDC1674CA4.svm" manifest:media-type=""/>
  <manifest:file-entry manifest:full-path="Object 1/Pictures/20000004000000DD000000DD355B44E6.svm" manifest:media-type=""/>
  <manifest:file-entry manifest:full-path="Object 1/Pictures/20000004000000DD000000DD11E645EA.svm" manifest:media-type=""/>
  <manifest:file-entry manifest:full-path="Object 1/Pictures/20000004000000DD000000DD9DF2939F.svm" manifest:media-type=""/>
  <manifest:file-entry manifest:full-path="Object 1/Pictures/20000004000000DD000000DD69DD639E.svm" manifest:media-type=""/>
  <manifest:file-entry manifest:full-path="Object 1/Pictures/2000000A000000DD000000DD4743B9FA.svm" manifest:media-type=""/>
  <manifest:file-entry manifest:full-path="Object 1/Pictures/20000004000000DD000000DDD4DC53B5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DD140674.svm" manifest:media-type=""/>
  <manifest:file-entry manifest:full-path="Object 2/Pictures/2000000A000000DD000000DD3111ECA1.svm" manifest:media-type=""/>
  <manifest:file-entry manifest:full-path="Object 2/Pictures/2000000A000000DD000000DDEE501DDC.svm" manifest:media-type=""/>
  <manifest:file-entry manifest:full-path="Object 2/Pictures/2000000A000000DD000000DD08B3364C.svm" manifest:media-type=""/>
  <manifest:file-entry manifest:full-path="Object 2/Pictures/2000000A000000FD000000FD4D13A6A9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Kufi Arabic" svg:font-family="'Noto Kufi Arabic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0.9484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fix sum" table:style-name="ta1">
        <table:shapes>
          <draw:frame draw:z-index="0" draw:style-name="gr1" draw:text-style-name="P1" svg:width="10.4772in" svg:height="6.6638in" svg:x="8.8118in" svg:y="0.0819in">
            <draw:object draw:notify-on-update-of-ranges="'prefix sum'.A2:'prefix sum'.A20 'prefix sum'.A2:'prefix sum'.A20 'prefix sum'.B1:'prefix sum'.B1 'prefix sum'.B2:'prefix sum'.B20 'prefix sum'.A2:'prefix sum'.A20 'prefix sum'.C1:'prefix sum'.C1 'prefix sum'.C2:'prefix sum'.C20 'prefix sum'.A2:'prefix sum'.A20 'prefix sum'.D1:'prefix sum'.D1 'prefix sum'.D2:'prefix sum'.D20 'prefix sum'.A2:'prefix sum'.A20 'prefix sum'.E1:'prefix sum'.E1 'prefix sum'.E2:'prefix sum'.E20 'prefix sum'.A2:'prefix sum'.A20 'prefix sum'.F1:'prefix sum'.F1 'prefix sum'.F2:'prefix sum'.F20 'prefix sum'.A2:'prefix sum'.A20 'prefix sum'.G1:'prefix sum'.G1 'prefix sum'.G2:'prefix sum'.G20 'prefix sum'.A2:'prefix sum'.A20 'prefix sum'.H1:'prefix sum'.H1 'prefix sum'.H2:'prefix sum'.H20 'prefix sum'.A2:'prefix sum'.A20 'prefix sum'.I1:'prefix sum'.I1 'prefix sum'.I2:'prefix sum'.I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9614in" svg:height="4.4988in" svg:x="0.2142in" svg:y="3.637in">
            <draw:object draw:notify-on-update-of-ranges="'prefix sum'.A2:'prefix sum'.A7 'prefix sum'.B1:'prefix sum'.B1 'prefix sum'.B2:'prefix sum'.B7 'prefix sum'.A2:'prefix sum'.A7 'prefix sum'.C1:'prefix sum'.C1 'prefix sum'.C2:'prefix sum'.C7 'prefix sum'.A2:'prefix sum'.A7 'prefix sum'.D1:'prefix sum'.D1 'prefix sum'.D2:'prefix sum'.D7 'prefix sum'.A2:'prefix sum'.A7 'prefix sum'.E1:'prefix sum'.E1 'prefix sum'.E2:'prefix sum'.E7 'prefix sum'.A2:'prefix sum'.A7 'prefix sum'.F1:'prefix sum'.F1 'prefix sum'.F2:'prefix sum'.F7 'prefix sum'.A2:'prefix sum'.A7 'prefix sum'.G1:'prefix sum'.G1 'prefix sum'.G2:'prefix sum'.G7 'prefix sum'.A2:'prefix sum'.A7 'prefix sum'.H1:'prefix sum'.H1 'prefix sum'.H2:'prefix sum'.H7 'prefix sum'.A2:'prefix sum'.A7 'prefix sum'.I1:'prefix sum'.I1 'prefix sum'.I2:'prefix sum'.I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ce1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aive 64</text:p>
          </table:table-cell>
          <table:table-cell office:value-type="string" calcext:value-type="string">
            <text:p>Naive 256</text:p>
          </table:table-cell>
          <table:table-cell office:value-type="string" calcext:value-type="string">
            <text:p>Naive 1024</text:p>
          </table:table-cell>
          <table:table-cell office:value-type="string" calcext:value-type="string">
            <text:p>Shared 64</text:p>
          </table:table-cell>
          <table:table-cell office:value-type="string" calcext:value-type="string">
            <text:p>Shared 256</text:p>
          </table:table-cell>
          <table:table-cell office:value-type="string" calcext:value-type="string">
            <text:p>Shared 1024</text:p>
          </table:table-cell>
          <table:table-cell office:value-type="string" calcext:value-type="string">
            <text:p>Efficient 1024</text:p>
          </table:table-cell>
          <table:table-cell table:number-columns-repeated="1012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0.0009113997" calcext:value-type="float">
            <text:p>0.0009113997</text:p>
          </table:table-cell>
          <table:table-cell table:style-name="Default" office:value-type="float" office:value="0.049581" calcext:value-type="float">
            <text:p>0.049581</text:p>
          </table:table-cell>
          <table:table-cell table:style-name="Default" office:value-type="float" office:value="0.051168" calcext:value-type="float">
            <text:p>0.051168</text:p>
          </table:table-cell>
          <table:table-cell table:style-name="Default" office:value-type="float" office:value="0.05356161" calcext:value-type="float">
            <text:p>0.05356161</text:p>
          </table:table-cell>
          <table:table-cell table:style-name="Default" office:value-type="float" office:value="0.0304896" calcext:value-type="float">
            <text:p>0.0304896</text:p>
          </table:table-cell>
          <table:table-cell table:style-name="Default" office:value-type="float" office:value="0.0281792" calcext:value-type="float">
            <text:p>0.0281792</text:p>
          </table:table-cell>
          <table:table-cell table:style-name="Default" office:value-type="float" office:value="0.0314624" calcext:value-type="float">
            <text:p>0.0314624</text:p>
          </table:table-cell>
          <table:table-cell table:style-name="Default" office:value-type="float" office:value="0.0449984" calcext:value-type="float">
            <text:p>0.0449984</text:p>
          </table:table-cell>
          <table:table-cell table:number-columns-repeated="1012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0.0016266" calcext:value-type="float">
            <text:p>0.0016266</text:p>
          </table:table-cell>
          <table:table-cell table:style-name="Default" office:value-type="float" office:value="0.054886" calcext:value-type="float">
            <text:p>0.054886</text:p>
          </table:table-cell>
          <table:table-cell table:style-name="Default" office:value-type="float" office:value="0.0549888" calcext:value-type="float">
            <text:p>0.0549888</text:p>
          </table:table-cell>
          <table:table-cell table:style-name="Default" office:value-type="float" office:value="0.0598144" calcext:value-type="float">
            <text:p>0.0598144</text:p>
          </table:table-cell>
          <table:table-cell table:style-name="Default" office:value-type="float" office:value="0.0358848" calcext:value-type="float">
            <text:p>0.0358848</text:p>
          </table:table-cell>
          <table:table-cell table:style-name="Default" office:value-type="float" office:value="0.0282112" calcext:value-type="float">
            <text:p>0.0282112</text:p>
          </table:table-cell>
          <table:table-cell table:style-name="Default" office:value-type="float" office:value="0.0346624" calcext:value-type="float">
            <text:p>0.0346624</text:p>
          </table:table-cell>
          <table:table-cell table:style-name="Default" office:value-type="float" office:value="0.0450432" calcext:value-type="float">
            <text:p>0.0450432</text:p>
          </table:table-cell>
          <table:table-cell table:number-columns-repeated="1012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0.0034936" calcext:value-type="float">
            <text:p>0.0034936</text:p>
          </table:table-cell>
          <table:table-cell table:style-name="Default" office:value-type="float" office:value="0.060397" calcext:value-type="float">
            <text:p>0.060397</text:p>
          </table:table-cell>
          <table:table-cell table:style-name="Default" office:value-type="float" office:value="0.0593024" calcext:value-type="float">
            <text:p>0.0593024</text:p>
          </table:table-cell>
          <table:table-cell table:style-name="Default" office:value-type="float" office:value="0.0700736" calcext:value-type="float">
            <text:p>0.0700736</text:p>
          </table:table-cell>
          <table:table-cell table:style-name="Default" office:value-type="float" office:value="0.0415232" calcext:value-type="float">
            <text:p>0.0415232</text:p>
          </table:table-cell>
          <table:table-cell table:style-name="Default" office:value-type="float" office:value="0.033248" calcext:value-type="float">
            <text:p>0.033248</text:p>
          </table:table-cell>
          <table:table-cell table:style-name="Default" office:value-type="float" office:value="0.0433984" calcext:value-type="float">
            <text:p>0.0433984</text:p>
          </table:table-cell>
          <table:table-cell table:style-name="Default" office:value-type="float" office:value="0.046464" calcext:value-type="float">
            <text:p>0.046464</text:p>
          </table:table-cell>
          <table:table-cell table:number-columns-repeated="1012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0.0063274" calcext:value-type="float">
            <text:p>0.0063274</text:p>
          </table:table-cell>
          <table:table-cell table:style-name="Default" office:value-type="float" office:value="0.065734" calcext:value-type="float">
            <text:p>0.065734</text:p>
          </table:table-cell>
          <table:table-cell table:style-name="Default" office:value-type="float" office:value="0.0659008" calcext:value-type="float">
            <text:p>0.0659008</text:p>
          </table:table-cell>
          <table:table-cell table:style-name="Default" office:value-type="float" office:value="0.0773888" calcext:value-type="float">
            <text:p>0.0773888</text:p>
          </table:table-cell>
          <table:table-cell table:style-name="Default" office:value-type="float" office:value="0.0477824" calcext:value-type="float">
            <text:p>0.0477824</text:p>
          </table:table-cell>
          <table:table-cell table:style-name="Default" office:value-type="float" office:value="0.0393152" calcext:value-type="float">
            <text:p>0.0393152</text:p>
          </table:table-cell>
          <table:table-cell table:style-name="Default" office:value-type="float" office:value="0.0440832" calcext:value-type="float">
            <text:p>0.0440832</text:p>
          </table:table-cell>
          <table:table-cell table:style-name="Default" office:value-type="float" office:value="0.0449536" calcext:value-type="float">
            <text:p>0.0449536</text:p>
          </table:table-cell>
          <table:table-cell table:number-columns-repeated="1012"/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0.0125596" calcext:value-type="float">
            <text:p>0.0125596</text:p>
          </table:table-cell>
          <table:table-cell table:style-name="Default" office:value-type="float" office:value="0.090944" calcext:value-type="float">
            <text:p>0.090944</text:p>
          </table:table-cell>
          <table:table-cell table:style-name="Default" office:value-type="float" office:value="0.0929088" calcext:value-type="float">
            <text:p>0.0929088</text:p>
          </table:table-cell>
          <table:table-cell table:style-name="Default" office:value-type="float" office:value="0.0825024" calcext:value-type="float">
            <text:p>0.0825024</text:p>
          </table:table-cell>
          <table:table-cell table:style-name="Default" office:value-type="float" office:value="0.0820864" calcext:value-type="float">
            <text:p>0.0820864</text:p>
          </table:table-cell>
          <table:table-cell table:style-name="Default" office:value-type="float" office:value="0.0630592" calcext:value-type="float">
            <text:p>0.0630592</text:p>
          </table:table-cell>
          <table:table-cell table:style-name="Default" office:value-type="float" office:value="0.0492096" calcext:value-type="float">
            <text:p>0.049209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0.0246036" calcext:value-type="float">
            <text:p>0.0246036</text:p>
          </table:table-cell>
          <table:table-cell table:style-name="Default" office:value-type="float" office:value="0.156454" calcext:value-type="float">
            <text:p>0.156454</text:p>
          </table:table-cell>
          <table:table-cell table:style-name="Default" office:value-type="float" office:value="0.1547776" calcext:value-type="float">
            <text:p>0.1547776</text:p>
          </table:table-cell>
          <table:table-cell table:style-name="Default" office:value-type="float" office:value="0.134848" calcext:value-type="float">
            <text:p>0.134848</text:p>
          </table:table-cell>
          <table:table-cell table:style-name="Default" office:value-type="float" office:value="0.1431232" calcext:value-type="float">
            <text:p>0.1431232</text:p>
          </table:table-cell>
          <table:table-cell table:style-name="Default" office:value-type="float" office:value="0.1180928" calcext:value-type="float">
            <text:p>0.1180928</text:p>
          </table:table-cell>
          <table:table-cell table:style-name="Default" office:value-type="float" office:value="0.0934464" calcext:value-type="float">
            <text:p>0.093446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0.0490408" calcext:value-type="float">
            <text:p>0.0490408</text:p>
          </table:table-cell>
          <table:table-cell table:style-name="Default" office:value-type="float" office:value="0.289792" calcext:value-type="float">
            <text:p>0.289792</text:p>
          </table:table-cell>
          <table:table-cell table:style-name="Default" office:value-type="float" office:value="0.2856896" calcext:value-type="float">
            <text:p>0.2856896</text:p>
          </table:table-cell>
          <table:table-cell table:style-name="Default" office:value-type="float" office:value="0.247936" calcext:value-type="float">
            <text:p>0.247936</text:p>
          </table:table-cell>
          <table:table-cell table:style-name="Default" office:value-type="float" office:value="0.2740992" calcext:value-type="float">
            <text:p>0.2740992</text:p>
          </table:table-cell>
          <table:table-cell table:style-name="Default" office:value-type="float" office:value="0.2349952" calcext:value-type="float">
            <text:p>0.2349952</text:p>
          </table:table-cell>
          <table:table-cell table:style-name="Default" office:value-type="float" office:value="0.1867904" calcext:value-type="float">
            <text:p>0.18679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0.098502" calcext:value-type="float">
            <text:p>0.098502</text:p>
          </table:table-cell>
          <table:table-cell table:style-name="Default" office:value-type="float" office:value="0.552941" calcext:value-type="float">
            <text:p>0.552941</text:p>
          </table:table-cell>
          <table:table-cell table:style-name="Default" office:value-type="float" office:value="0.5537152" calcext:value-type="float">
            <text:p>0.5537152</text:p>
          </table:table-cell>
          <table:table-cell table:style-name="Default" office:value-type="float" office:value="0.477888" calcext:value-type="float">
            <text:p>0.477888</text:p>
          </table:table-cell>
          <table:table-cell table:style-name="Default" office:value-type="float" office:value="0.5387008" calcext:value-type="float">
            <text:p>0.5387008</text:p>
          </table:table-cell>
          <table:table-cell table:style-name="Default" office:value-type="float" office:value="0.475552" calcext:value-type="float">
            <text:p>0.475552</text:p>
          </table:table-cell>
          <table:table-cell table:style-name="Default" office:value-type="float" office:value="0.3853824" calcext:value-type="float">
            <text:p>0.385382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65536" calcext:value-type="float">
            <text:p>65536</text:p>
          </table:table-cell>
          <table:table-cell table:style-name="Default" office:value-type="float" office:value="0.1963696" calcext:value-type="float">
            <text:p>0.1963696</text:p>
          </table:table-cell>
          <table:table-cell table:style-name="Default" office:value-type="float" office:value="1.104678" calcext:value-type="float">
            <text:p>1.104678</text:p>
          </table:table-cell>
          <table:table-cell table:style-name="Default" office:value-type="float" office:value="1.105561" calcext:value-type="float">
            <text:p>1.105561</text:p>
          </table:table-cell>
          <table:table-cell table:style-name="Default" office:value-type="float" office:value="0.9704256" calcext:value-type="float">
            <text:p>0.9704256</text:p>
          </table:table-cell>
          <table:table-cell table:style-name="Default" office:value-type="float" office:value="1.093882" calcext:value-type="float">
            <text:p>1.093882</text:p>
          </table:table-cell>
          <table:table-cell table:style-name="Default" office:value-type="float" office:value="0.9730496" calcext:value-type="float">
            <text:p>0.9730496</text:p>
          </table:table-cell>
          <table:table-cell table:style-name="Default" office:value-type="float" office:value="0.8116864" calcext:value-type="float">
            <text:p>0.811686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131072" calcext:value-type="float">
            <text:p>131072</text:p>
          </table:table-cell>
          <table:table-cell table:style-name="Default" office:value-type="float" office:value="0.3927954" calcext:value-type="float">
            <text:p>0.3927954</text:p>
          </table:table-cell>
          <table:table-cell table:style-name="Default" office:value-type="float" office:value="2.269799" calcext:value-type="float">
            <text:p>2.269799</text:p>
          </table:table-cell>
          <table:table-cell table:style-name="Default" office:value-type="float" office:value="2.272576" calcext:value-type="float">
            <text:p>2.272576</text:p>
          </table:table-cell>
          <table:table-cell table:style-name="Default" office:value-type="float" office:value="2.005126" calcext:value-type="float">
            <text:p>2.005126</text:p>
          </table:table-cell>
          <table:table-cell table:style-name="Default" office:value-type="float" office:value="2.262688" calcext:value-type="float">
            <text:p>2.262688</text:p>
          </table:table-cell>
          <table:table-cell table:style-name="Default" office:value-type="float" office:value="2.031847" calcext:value-type="float">
            <text:p>2.031847</text:p>
          </table:table-cell>
          <table:table-cell table:style-name="Default" office:value-type="float" office:value="1.715699" calcext:value-type="float">
            <text:p>1.71569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262144" calcext:value-type="float">
            <text:p>262144</text:p>
          </table:table-cell>
          <table:table-cell table:style-name="Default" office:value-type="float" office:value="0.8069124" calcext:value-type="float">
            <text:p>0.8069124</text:p>
          </table:table-cell>
          <table:table-cell table:style-name="Default" office:value-type="float" office:value="4.725945" calcext:value-type="float">
            <text:p>4.725945</text:p>
          </table:table-cell>
          <table:table-cell table:style-name="Default" office:value-type="float" office:value="4.730867" calcext:value-type="float">
            <text:p>4.730867</text:p>
          </table:table-cell>
          <table:table-cell table:style-name="Default" office:value-type="float" office:value="4.186611" calcext:value-type="float">
            <text:p>4.186611</text:p>
          </table:table-cell>
          <table:table-cell table:style-name="Default" office:value-type="float" office:value="4.726976" calcext:value-type="float">
            <text:p>4.726976</text:p>
          </table:table-cell>
          <table:table-cell table:style-name="Default" office:value-type="float" office:value="4.298215" calcext:value-type="float">
            <text:p>4.298215</text:p>
          </table:table-cell>
          <table:table-cell table:style-name="Default" office:value-type="float" office:value="3.627239" calcext:value-type="float">
            <text:p>3.62723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524288" calcext:value-type="float">
            <text:p>524288</text:p>
          </table:table-cell>
          <table:table-cell table:style-name="Default" office:value-type="float" office:value="1.563073" calcext:value-type="float">
            <text:p>1.563073</text:p>
          </table:table-cell>
          <table:table-cell table:style-name="Default" office:value-type="float" office:value="9.883226" calcext:value-type="float">
            <text:p>9.883226</text:p>
          </table:table-cell>
          <table:table-cell table:style-name="Default" office:value-type="float" office:value="9.447558" calcext:value-type="float">
            <text:p>9.447558</text:p>
          </table:table-cell>
          <table:table-cell table:style-name="Default" office:value-type="float" office:value="8.823437" calcext:value-type="float">
            <text:p>8.823437</text:p>
          </table:table-cell>
          <table:table-cell table:style-name="Default" office:value-type="float" office:value="9.90146" calcext:value-type="float">
            <text:p>9.90146</text:p>
          </table:table-cell>
          <table:table-cell table:style-name="Default" office:value-type="float" office:value="8.074828" calcext:value-type="float">
            <text:p>8.074828</text:p>
          </table:table-cell>
          <table:table-cell table:style-name="Default" office:value-type="float" office:value="7.71447" calcext:value-type="float">
            <text:p>7.7144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1048576" calcext:value-type="float">
            <text:p>1048576</text:p>
          </table:table-cell>
          <table:table-cell table:style-name="Default" office:value-type="float" office:value="3.108339" calcext:value-type="float">
            <text:p>3.108339</text:p>
          </table:table-cell>
          <table:table-cell table:style-name="Default" office:value-type="float" office:value="19.226822" calcext:value-type="float">
            <text:p>19.226822</text:p>
          </table:table-cell>
          <table:table-cell table:style-name="Default" office:value-type="float" office:value="18.52971" calcext:value-type="float">
            <text:p>18.52971</text:p>
          </table:table-cell>
          <table:table-cell table:style-name="Default" office:value-type="float" office:value="18.50001" calcext:value-type="float">
            <text:p>18.50001</text:p>
          </table:table-cell>
          <table:table-cell table:style-name="Default" office:value-type="float" office:value="18.62987" calcext:value-type="float">
            <text:p>18.62987</text:p>
          </table:table-cell>
          <table:table-cell table:style-name="Default" office:value-type="float" office:value="16.87987" calcext:value-type="float">
            <text:p>16.87987</text:p>
          </table:table-cell>
          <table:table-cell table:style-name="Default" office:value-type="float" office:value="16.30932" calcext:value-type="float">
            <text:p>16.3093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2097152" calcext:value-type="float">
            <text:p>2097152</text:p>
          </table:table-cell>
          <table:table-cell table:style-name="Default" office:value-type="float" office:value="6.180327" calcext:value-type="float">
            <text:p>6.180327</text:p>
          </table:table-cell>
          <table:table-cell table:style-name="Default" office:value-type="float" office:value="38.514275" calcext:value-type="float">
            <text:p>38.514275</text:p>
          </table:table-cell>
          <table:table-cell table:style-name="Default" office:value-type="float" office:value="38.53239" calcext:value-type="float">
            <text:p>38.53239</text:p>
          </table:table-cell>
          <table:table-cell table:style-name="Default" office:value-type="float" office:value="38.7754" calcext:value-type="float">
            <text:p>38.7754</text:p>
          </table:table-cell>
          <table:table-cell table:style-name="Default" office:value-type="float" office:value="38.60269" calcext:value-type="float">
            <text:p>38.60269</text:p>
          </table:table-cell>
          <table:table-cell table:style-name="Default" office:value-type="float" office:value="35.50828" calcext:value-type="float">
            <text:p>35.50828</text:p>
          </table:table-cell>
          <table:table-cell table:style-name="Default" office:value-type="float" office:value="34.44798" calcext:value-type="float">
            <text:p>34.447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4194304" calcext:value-type="float">
            <text:p>4194304</text:p>
          </table:table-cell>
          <table:table-cell table:style-name="Default" office:value-type="float" office:value="12.34558" calcext:value-type="float">
            <text:p>12.34558</text:p>
          </table:table-cell>
          <table:table-cell table:style-name="Default" office:value-type="float" office:value="80.568893" calcext:value-type="float">
            <text:p>80.568893</text:p>
          </table:table-cell>
          <table:table-cell table:style-name="Default" office:value-type="float" office:value="80.68932" calcext:value-type="float">
            <text:p>80.68932</text:p>
          </table:table-cell>
          <table:table-cell table:style-name="Default" office:value-type="float" office:value="81.19652" calcext:value-type="float">
            <text:p>81.19652</text:p>
          </table:table-cell>
          <table:table-cell table:style-name="Default" office:value-type="float" office:value="80.84392" calcext:value-type="float">
            <text:p>80.84392</text:p>
          </table:table-cell>
          <table:table-cell table:style-name="Default" office:value-type="float" office:value="74.68899" calcext:value-type="float">
            <text:p>74.68899</text:p>
          </table:table-cell>
          <table:table-cell table:style-name="Default" office:value-type="float" office:value="72.46415" calcext:value-type="float">
            <text:p>72.4641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8388608" calcext:value-type="float">
            <text:p>8388608</text:p>
          </table:table-cell>
          <table:table-cell table:style-name="Default" office:value-type="float" office:value="24.71724" calcext:value-type="float">
            <text:p>24.71724</text:p>
          </table:table-cell>
          <table:table-cell table:style-name="Default" office:value-type="float" office:value="168.44043" calcext:value-type="float">
            <text:p>168.44043</text:p>
          </table:table-cell>
          <table:table-cell table:style-name="Default" office:value-type="float" office:value="168.6522" calcext:value-type="float">
            <text:p>168.6522</text:p>
          </table:table-cell>
          <table:table-cell table:style-name="Default" office:value-type="float" office:value="169.7715" calcext:value-type="float">
            <text:p>169.7715</text:p>
          </table:table-cell>
          <table:table-cell table:style-name="Default" office:value-type="float" office:value="168.9149" calcext:value-type="float">
            <text:p>168.9149</text:p>
          </table:table-cell>
          <table:table-cell table:style-name="Default" office:value-type="float" office:value="156.6277" calcext:value-type="float">
            <text:p>156.6277</text:p>
          </table:table-cell>
          <table:table-cell table:style-name="Default" office:value-type="float" office:value="152.349" calcext:value-type="float">
            <text:p>152.34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16777216" calcext:value-type="float">
            <text:p>16777216</text:p>
          </table:table-cell>
          <table:table-cell table:style-name="Default" office:value-type="float" office:value="49.43962" calcext:value-type="float">
            <text:p>49.43962</text:p>
          </table:table-cell>
          <table:table-cell table:style-name="Default" office:value-type="float" office:value="351.503784" calcext:value-type="float">
            <text:p>351.503784</text:p>
          </table:table-cell>
          <table:table-cell table:style-name="Default" office:value-type="float" office:value="352.0446" calcext:value-type="float">
            <text:p>352.0446</text:p>
          </table:table-cell>
          <table:table-cell table:style-name="Default" office:value-type="float" office:value="354.3514" calcext:value-type="float">
            <text:p>354.3514</text:p>
          </table:table-cell>
          <table:table-cell table:style-name="Default" office:value-type="float" office:value="352.6959" calcext:value-type="float">
            <text:p>352.6959</text:p>
          </table:table-cell>
          <table:table-cell table:style-name="Default" office:value-type="float" office:value="327.7889" calcext:value-type="float">
            <text:p>327.7889</text:p>
          </table:table-cell>
          <table:table-cell table:style-name="Default" office:value-type="float" office:value="319.4683" calcext:value-type="float">
            <text:p>319.468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33554432" calcext:value-type="float">
            <text:p>33554432</text:p>
          </table:table-cell>
          <table:table-cell table:style-name="Default" office:value-type="float" office:value="99.00223" calcext:value-type="float">
            <text:p>99.00223</text:p>
          </table:table-cell>
          <table:table-cell table:style-name="Default" office:value-type="float" office:value="732.194214" calcext:value-type="float">
            <text:p>732.194214</text:p>
          </table:table-cell>
          <table:table-cell table:style-name="Default" office:value-type="float" office:value="732.9243" calcext:value-type="float">
            <text:p>732.9243</text:p>
          </table:table-cell>
          <table:table-cell table:style-name="Default" office:value-type="float" office:value="738.1457" calcext:value-type="float">
            <text:p>738.1457</text:p>
          </table:table-cell>
          <table:table-cell table:style-name="Default" office:value-type="float" office:value="734.6746" calcext:value-type="float">
            <text:p>734.6746</text:p>
          </table:table-cell>
          <table:table-cell table:style-name="Default" office:value-type="float" office:value="684.9366" calcext:value-type="float">
            <text:p>684.9366</text:p>
          </table:table-cell>
          <table:table-cell table:style-name="Default" office:value-type="float" office:value="668.4127" calcext:value-type="float">
            <text:p>668.412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67108864" calcext:value-type="float">
            <text:p>67108864</text:p>
          </table:table-cell>
          <table:table-cell table:style-name="Default" office:value-type="float" office:value="198.4291" calcext:value-type="float">
            <text:p>198.4291</text:p>
          </table:table-cell>
          <table:table-cell table:style-name="Default" office:value-type="float" office:value="1523.40918" calcext:value-type="float">
            <text:p>1523.40918</text:p>
          </table:table-cell>
          <table:table-cell table:style-name="Default" office:value-type="float" office:value="1524.845" calcext:value-type="float">
            <text:p>1524.845</text:p>
          </table:table-cell>
          <table:table-cell table:style-name="Default" office:value-type="float" office:value="1536.054" calcext:value-type="float">
            <text:p>1536.054</text:p>
          </table:table-cell>
          <table:table-cell table:style-name="Default" office:value-type="float" office:value="1528.467" calcext:value-type="float">
            <text:p>1528.467</text:p>
          </table:table-cell>
          <table:table-cell table:style-name="Default" office:value-type="float" office:value="1428.908" calcext:value-type="float">
            <text:p>1428.908</text:p>
          </table:table-cell>
          <table:table-cell table:style-name="Default" office:value-type="float" office:value="1395.967" calcext:value-type="float">
            <text:p>1395.967</text:p>
          </table:table-cell>
          <table:table-cell table:style-name="Default"/>
          <table:table-cell table:number-columns-repeated="1012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ction" table:style-name="ta1">
        <table:shapes>
          <draw:frame draw:z-index="0" draw:style-name="gr1" draw:text-style-name="P1" svg:width="6.2988in" svg:height="3.5429in" svg:x="2.6957in" svg:y="0.0394in">
            <draw:object draw:notify-on-update-of-ranges="compaction.A2:compaction.A20 compaction.B1:compaction.B1 compaction.B2:compaction.B20 compaction.A2:compaction.A20 compaction.C1:compaction.C1 compaction.C2:compaction.C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.6547in" svg:y="3.8071in">
            <draw:object draw:notify-on-update-of-ranges="compaction.A2:compaction.A8 compaction.B1:compaction.B1 compaction.B2:compaction.B8 compaction.A2:compaction.A8 compaction.C1:compaction.C1 compaction.C2:compaction.C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mpact_thrus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7648" calcext:value-type="float">
            <text:p>0.127648</text:p>
          </table:table-cell>
          <table:table-cell office:value-type="float" office:value="1.013658" calcext:value-type="float">
            <text:p>1.0136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76352" calcext:value-type="float">
            <text:p>0.1276352</text:p>
          </table:table-cell>
          <table:table-cell office:value-type="float" office:value="0.9997504" calcext:value-type="float">
            <text:p>0.99975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486464" calcext:value-type="float">
            <text:p>0.1486464</text:p>
          </table:table-cell>
          <table:table-cell office:value-type="float" office:value="1.177069" calcext:value-type="float">
            <text:p>1.1770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524864" calcext:value-type="float">
            <text:p>0.1524864</text:p>
          </table:table-cell>
          <table:table-cell office:value-type="float" office:value="1.204326" calcext:value-type="float">
            <text:p>1.2043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673024" calcext:value-type="float">
            <text:p>0.1673024</text:p>
          </table:table-cell>
          <table:table-cell office:value-type="float" office:value="1.235533" calcext:value-type="float">
            <text:p>1.2355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683392" calcext:value-type="float">
            <text:p>0.2683392</text:p>
          </table:table-cell>
          <table:table-cell office:value-type="float" office:value="1.467437" calcext:value-type="float">
            <text:p>1.4674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974848" calcext:value-type="float">
            <text:p>0.4974848</text:p>
          </table:table-cell>
          <table:table-cell office:value-type="float" office:value="2.243366" calcext:value-type="float">
            <text:p>2.24336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9704" calcext:value-type="float">
            <text:p>0.9704</text:p>
          </table:table-cell>
          <table:table-cell office:value-type="float" office:value="3.861952" calcext:value-type="float">
            <text:p>3.861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979354" calcext:value-type="float">
            <text:p>1.979354</text:p>
          </table:table-cell>
          <table:table-cell office:value-type="float" office:value="5.469856" calcext:value-type="float">
            <text:p>5.4698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.218983" calcext:value-type="float">
            <text:p>4.218983</text:p>
          </table:table-cell>
          <table:table-cell office:value-type="float" office:value="8.13344" calcext:value-type="float">
            <text:p>8.1334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.868275" calcext:value-type="float">
            <text:p>8.868275</text:p>
          </table:table-cell>
          <table:table-cell office:value-type="float" office:value="12.86126" calcext:value-type="float">
            <text:p>12.8612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.58463" calcext:value-type="float">
            <text:p>16.58463</text:p>
          </table:table-cell>
          <table:table-cell office:value-type="float" office:value="21.51228" calcext:value-type="float">
            <text:p>21.5122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4.42548" calcext:value-type="float">
            <text:p>34.42548</text:p>
          </table:table-cell>
          <table:table-cell office:value-type="float" office:value="40.06934" calcext:value-type="float">
            <text:p>40.0693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2.20071" calcext:value-type="float">
            <text:p>72.20071</text:p>
          </table:table-cell>
          <table:table-cell office:value-type="float" office:value="77.60127" calcext:value-type="float">
            <text:p>77.6012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1.4057" calcext:value-type="float">
            <text:p>151.4057</text:p>
          </table:table-cell>
          <table:table-cell office:value-type="float" office:value="152.5204" calcext:value-type="float">
            <text:p>152.520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17.4885" calcext:value-type="float">
            <text:p>317.4885</text:p>
          </table:table-cell>
          <table:table-cell office:value-type="float" office:value="302.2341" calcext:value-type="float">
            <text:p>302.234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64.0488" calcext:value-type="float">
            <text:p>664.0488</text:p>
          </table:table-cell>
          <table:table-cell office:value-type="float" office:value="601.8031" calcext:value-type="float">
            <text:p>601.803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86.913" calcext:value-type="float">
            <text:p>1386.913</text:p>
          </table:table-cell>
          <table:table-cell office:value-type="float" office:value="1201.676" calcext:value-type="float">
            <text:p>1201.67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892.279" calcext:value-type="float">
            <text:p>2892.279</text:p>
          </table:table-cell>
          <table:table-cell office:value-type="float" office:value="2398.537" calcext:value-type="float">
            <text:p>2398.537</text:p>
          </table:table-cell>
        </table:table-row>
      </table:table>
      <table:named-expressions/>
      <table:database-ranges>
        <table:database-range table:name="__Anonymous_Sheet_DB__0" table:target-range-address="'prefix sum'.A1:'prefix sum'.H104857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Kufi Arabic" svg:font-family="'Noto Kufi Arab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Bitstream Vera Sans" style:language-asian="zh" style:country-asian="CN" style:font-name-complex="Noto Kufi Arabic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1:28:42.204148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11:28:59.557292655</dc:date>
    <meta:editing-duration>PT4H45M35S</meta:editing-duration>
    <meta:editing-cycles>7</meta:editing-cycles>
    <meta:generator>LibreOffice/4.3.1.2$Linux_X86_64 LibreOffice_project/430m0$Build-2</meta:generator>
    <meta:document-statistic meta:table-count="2" meta:cell-count="2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b3b3b3" svg:stroke-opacity="25%"/>
    </style:style>
    <style:style style:name="ch10" style:family="chart" style:data-style-name="N0">
      <style:chart-properties chart:display-label="true" chart:logarithmic="true" chart:minimum="0.0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4000000DD000000DDD4DC53B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15cm" chart:symbol-height="0.15cm" chart:link-data-style-to-source="true">
        <chart:symbol-image xlink:href="Pictures/2000000A000000DD000000DD4743B9FA.svm" xlink:type="simple" xlink:actuate="onLoad"/>
      </style:chart-properties>
      <style:graphic-properties draw:stroke="dash" draw:stroke-dash="Fine_20_Dashed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>
        <chart:symbol-image xlink:href="Pictures/20000004000000DD000000DD69DD639E.svm" xlink:type="simple" xlink:actuate="onLoad"/>
      </style:chart-properties>
      <style:graphic-properties draw:stroke="dash" draw:stroke-dash="Fine_20_Dashed"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15cm" chart:symbol-height="0.15cm" chart:link-data-style-to-source="true">
        <chart:symbol-image xlink:href="Pictures/20000004000000DD000000DD9DF2939F.svm" xlink:type="simple" xlink:actuate="onLoad"/>
      </style:chart-properties>
      <style:graphic-properties draw:stroke="dash" draw:stroke-dash="Fine_20_Dashed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15cm" chart:symbol-height="0.15cm" chart:link-data-style-to-source="true">
        <chart:symbol-image xlink:href="Pictures/20000004000000DD000000DD11E645EA.svm" xlink:type="simple" xlink:actuate="onLoad"/>
      </style:chart-properties>
      <style:graphic-properties draw:stroke="dash" draw:stroke-dash="Ultrafine_20_Dashed"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15cm" chart:symbol-height="0.15cm" chart:link-data-style-to-source="true">
        <chart:symbol-image xlink:href="Pictures/20000004000000DD000000DD355B44E6.svm" xlink:type="simple" xlink:actuate="onLoad"/>
      </style:chart-properties>
      <style:graphic-properties draw:stroke="dash" draw:stroke-dash="Ultrafine_20_Dashed" svg:stroke-width="0.08cm" svg:stroke-color="#7e0021" draw:fill-color="#7e002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up" chart:symbol-width="0.15cm" chart:symbol-height="0.15cm" chart:link-data-style-to-source="true">
        <chart:symbol-image xlink:href="Pictures/20000004000000DD000000DDC1674CA4.svm" xlink:type="simple" xlink:actuate="onLoad"/>
      </style:chart-properties>
      <style:graphic-properties draw:stroke="dash" draw:stroke-dash="Ultra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613cm" svg:height="16.927cm" xlink:href=".." xlink:type="simple" chart:class="chart:scatter" chart:column-mapping="0 1 2 3 4 5 6 7" chart:style-name="ch1">
        <chart:title svg:x="5.907cm" svg:y="0.474cm" chart:style-name="ch2">
          <text:p>Prefix Sum Timing Comparison for Large Arrays (CPU vs. Naive vs. Shared)</text:p>
        </chart:title>
        <chart:subtitle svg:x="9.717cm" svg:y="1.591cm" chart:style-name="ch3">
          <text:p>Block Sizes 128 vs. 256 vs. 512 vs. 1024</text:p>
        </chart:subtitle>
        <chart:legend chart:legend-position="end" svg:x="22.432cm" svg:y="6.421cm" style:legend-expansion="high" chart:style-name="ch4"/>
        <chart:plot-area chart:style-name="ch5" table:cell-range-address="'prefix sum'.A2:'prefix sum'.I20 'prefix sum'.B1:'prefix sum'.I1" chart:data-source-has-labels="both" svg:x="1.543cm" svg:y="2.612cm" svg:width="20.357cm" svg:height="12.996cm">
          <chartooo:coordinate-region svg:x="2.72cm" svg:y="2.811cm" svg:width="18.345cm" svg:height="12.15cm"/>
          <chart:axis chart:dimension="x" chart:name="primary-x" chart:style-name="ch6" chartooo:axis-type="auto">
            <chart:title svg:x="10.817cm" svg:y="15.946cm" chart:style-name="ch7">
              <text:p>Array length</text:p>
            </chart:title>
            <chart:categories table:cell-range-address="'prefix sum'.A2:'prefix sum'.A20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0.636cm" chart:style-name="ch11">
              <text:p>Execution Time (m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refix sum'.B2:'prefix sum'.B20" chart:label-cell-address="'prefix sum'.B1:'prefix sum'.B1" chart:class="chart:scatter">
            <chart:domain table:cell-range-address="'prefix sum'.A2:'prefix sum'.A20"/>
            <chart:data-point chart:repeated="19"/>
          </chart:series>
          <chart:series chart:style-name="ch13" chart:values-cell-range-address="'prefix sum'.C2:'prefix sum'.C20" chart:label-cell-address="'prefix sum'.C1:'prefix sum'.C1" chart:class="chart:scatter">
            <chart:data-point chart:repeated="19"/>
          </chart:series>
          <chart:series chart:style-name="ch14" chart:values-cell-range-address="'prefix sum'.D2:'prefix sum'.D20" chart:label-cell-address="'prefix sum'.D1:'prefix sum'.D1" chart:class="chart:scatter">
            <chart:data-point chart:repeated="19"/>
          </chart:series>
          <chart:series chart:style-name="ch15" chart:values-cell-range-address="'prefix sum'.E2:'prefix sum'.E20" chart:label-cell-address="'prefix sum'.E1:'prefix sum'.E1" chart:class="chart:scatter">
            <chart:data-point chart:repeated="19"/>
          </chart:series>
          <chart:series chart:style-name="ch16" chart:values-cell-range-address="'prefix sum'.F2:'prefix sum'.F20" chart:label-cell-address="'prefix sum'.F1:'prefix sum'.F1" chart:class="chart:scatter">
            <chart:data-point chart:repeated="19"/>
          </chart:series>
          <chart:series chart:style-name="ch17" chart:values-cell-range-address="'prefix sum'.G2:'prefix sum'.G20" chart:label-cell-address="'prefix sum'.G1:'prefix sum'.G1" chart:class="chart:scatter">
            <chart:data-point chart:repeated="19"/>
          </chart:series>
          <chart:series chart:style-name="ch18" chart:values-cell-range-address="'prefix sum'.H2:'prefix sum'.H20" chart:label-cell-address="'prefix sum'.H1:'prefix sum'.H1" chart:class="chart:scatter">
            <chart:data-point chart:repeated="19"/>
          </chart:series>
          <chart:series chart:style-name="ch19" chart:values-cell-range-address="'prefix sum'.I2:'prefix sum'.I20" chart:label-cell-address="'prefix sum'.I1:'prefix sum'.I1" chart:class="chart:scatter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'prefix sum'.B1:'prefix sum'.B1</svg:desc>
                </draw:g>
              </table:table-cell>
              <table:table-cell office:value-type="string">
                <text:p>Naive 64</text:p>
                <draw:g>
                  <svg:desc>'prefix sum'.C1:'prefix sum'.C1</svg:desc>
                </draw:g>
              </table:table-cell>
              <table:table-cell office:value-type="string">
                <text:p>Naive 256</text:p>
                <draw:g>
                  <svg:desc>'prefix sum'.D1:'prefix sum'.D1</svg:desc>
                </draw:g>
              </table:table-cell>
              <table:table-cell office:value-type="string">
                <text:p>Naive 1024</text:p>
                <draw:g>
                  <svg:desc>'prefix sum'.E1:'prefix sum'.E1</svg:desc>
                </draw:g>
              </table:table-cell>
              <table:table-cell office:value-type="string">
                <text:p>Shared 64</text:p>
                <draw:g>
                  <svg:desc>'prefix sum'.F1:'prefix sum'.F1</svg:desc>
                </draw:g>
              </table:table-cell>
              <table:table-cell office:value-type="string">
                <text:p>Shared 256</text:p>
                <draw:g>
                  <svg:desc>'prefix sum'.G1:'prefix sum'.G1</svg:desc>
                </draw:g>
              </table:table-cell>
              <table:table-cell office:value-type="string">
                <text:p>Shared 1024</text:p>
                <draw:g>
                  <svg:desc>'prefix sum'.H1:'prefix sum'.H1</svg:desc>
                </draw:g>
              </table:table-cell>
              <table:table-cell office:value-type="string">
                <text:p>Efficient 1024</text:p>
                <draw:g>
                  <svg:desc>'prefix sum'.I1:'prefix sum'.I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'prefix sum'.A2:'prefix sum'.A20</svg:desc>
                </draw:g>
              </table:table-cell>
              <table:table-cell office:value-type="float" office:value="256">
                <text:p>256</text:p>
                <draw:g>
                  <svg:desc>'prefix sum'.A2:'prefix sum'.A20</svg:desc>
                </draw:g>
              </table:table-cell>
              <table:table-cell office:value-type="float" office:value="0.0009113997">
                <text:p>0.0009113997</text:p>
                <draw:g>
                  <svg:desc>'prefix sum'.B2:'prefix sum'.B20</svg:desc>
                </draw:g>
              </table:table-cell>
              <table:table-cell office:value-type="float" office:value="0.049581">
                <text:p>0.049581</text:p>
                <draw:g>
                  <svg:desc>'prefix sum'.C2:'prefix sum'.C20</svg:desc>
                </draw:g>
              </table:table-cell>
              <table:table-cell office:value-type="float" office:value="0.051168">
                <text:p>0.051168</text:p>
                <draw:g>
                  <svg:desc>'prefix sum'.D2:'prefix sum'.D20</svg:desc>
                </draw:g>
              </table:table-cell>
              <table:table-cell office:value-type="float" office:value="0.05356161">
                <text:p>0.05356161</text:p>
                <draw:g>
                  <svg:desc>'prefix sum'.E2:'prefix sum'.E20</svg:desc>
                </draw:g>
              </table:table-cell>
              <table:table-cell office:value-type="float" office:value="0.0304896">
                <text:p>0.0304896</text:p>
                <draw:g>
                  <svg:desc>'prefix sum'.F2:'prefix sum'.F20</svg:desc>
                </draw:g>
              </table:table-cell>
              <table:table-cell office:value-type="float" office:value="0.0281792">
                <text:p>0.0281792</text:p>
                <draw:g>
                  <svg:desc>'prefix sum'.G2:'prefix sum'.G20</svg:desc>
                </draw:g>
              </table:table-cell>
              <table:table-cell office:value-type="float" office:value="0.0314624">
                <text:p>0.0314624</text:p>
                <draw:g>
                  <svg:desc>'prefix sum'.H2:'prefix sum'.H20</svg:desc>
                </draw:g>
              </table:table-cell>
              <table:table-cell office:value-type="float" office:value="0.0449984">
                <text:p>0.0449984</text:p>
                <draw:g>
                  <svg:desc>'prefix sum'.I2:'prefix sum'.I20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16266">
                <text:p>0.0016266</text:p>
              </table:table-cell>
              <table:table-cell office:value-type="float" office:value="0.054886">
                <text:p>0.054886</text:p>
              </table:table-cell>
              <table:table-cell office:value-type="float" office:value="0.0549888">
                <text:p>0.0549888</text:p>
              </table:table-cell>
              <table:table-cell office:value-type="float" office:value="0.0598144">
                <text:p>0.0598144</text:p>
              </table:table-cell>
              <table:table-cell office:value-type="float" office:value="0.0358848">
                <text:p>0.0358848</text:p>
              </table:table-cell>
              <table:table-cell office:value-type="float" office:value="0.0282112">
                <text:p>0.0282112</text:p>
              </table:table-cell>
              <table:table-cell office:value-type="float" office:value="0.0346624">
                <text:p>0.0346624</text:p>
              </table:table-cell>
              <table:table-cell office:value-type="float" office:value="0.0450432">
                <text:p>0.045043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0034936">
                <text:p>0.0034936</text:p>
              </table:table-cell>
              <table:table-cell office:value-type="float" office:value="0.060397">
                <text:p>0.060397</text:p>
              </table:table-cell>
              <table:table-cell office:value-type="float" office:value="0.0593024">
                <text:p>0.0593024</text:p>
              </table:table-cell>
              <table:table-cell office:value-type="float" office:value="0.0700736">
                <text:p>0.0700736</text:p>
              </table:table-cell>
              <table:table-cell office:value-type="float" office:value="0.0415232">
                <text:p>0.0415232</text:p>
              </table:table-cell>
              <table:table-cell office:value-type="float" office:value="0.033248">
                <text:p>0.033248</text:p>
              </table:table-cell>
              <table:table-cell office:value-type="float" office:value="0.0433984">
                <text:p>0.0433984</text:p>
              </table:table-cell>
              <table:table-cell office:value-type="float" office:value="0.046464">
                <text:p>0.04646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48">
                <text:p>2048</text:p>
              </table:table-cell>
              <table:table-cell office:value-type="float" office:value="0.0063274">
                <text:p>0.0063274</text:p>
              </table:table-cell>
              <table:table-cell office:value-type="float" office:value="0.065734">
                <text:p>0.065734</text:p>
              </table:table-cell>
              <table:table-cell office:value-type="float" office:value="0.0659008">
                <text:p>0.0659008</text:p>
              </table:table-cell>
              <table:table-cell office:value-type="float" office:value="0.0773888">
                <text:p>0.0773888</text:p>
              </table:table-cell>
              <table:table-cell office:value-type="float" office:value="0.0477824">
                <text:p>0.0477824</text:p>
              </table:table-cell>
              <table:table-cell office:value-type="float" office:value="0.0393152">
                <text:p>0.0393152</text:p>
              </table:table-cell>
              <table:table-cell office:value-type="float" office:value="0.0440832">
                <text:p>0.0440832</text:p>
              </table:table-cell>
              <table:table-cell office:value-type="float" office:value="0.0449536">
                <text:p>0.044953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096">
                <text:p>4096</text:p>
              </table:table-cell>
              <table:table-cell office:value-type="float" office:value="0.0125596">
                <text:p>0.0125596</text:p>
              </table:table-cell>
              <table:table-cell office:value-type="float" office:value="0.090944">
                <text:p>0.090944</text:p>
              </table:table-cell>
              <table:table-cell office:value-type="float" office:value="0.0929088">
                <text:p>0.0929088</text:p>
              </table:table-cell>
              <table:table-cell office:value-type="float" office:value="0.0825024">
                <text:p>0.0825024</text:p>
              </table:table-cell>
              <table:table-cell office:value-type="float" office:value="0.0820864">
                <text:p>0.0820864</text:p>
              </table:table-cell>
              <table:table-cell office:value-type="float" office:value="0.0630592">
                <text:p>0.0630592</text:p>
              </table:table-cell>
              <table:table-cell office:value-type="float" office:value="0.0492096">
                <text:p>0.049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192">
                <text:p>8192</text:p>
              </table:table-cell>
              <table:table-cell office:value-type="float" office:value="0.0246036">
                <text:p>0.0246036</text:p>
              </table:table-cell>
              <table:table-cell office:value-type="float" office:value="0.156454">
                <text:p>0.156454</text:p>
              </table:table-cell>
              <table:table-cell office:value-type="float" office:value="0.1547776">
                <text:p>0.1547776</text:p>
              </table:table-cell>
              <table:table-cell office:value-type="float" office:value="0.134848">
                <text:p>0.134848</text:p>
              </table:table-cell>
              <table:table-cell office:value-type="float" office:value="0.1431232">
                <text:p>0.1431232</text:p>
              </table:table-cell>
              <table:table-cell office:value-type="float" office:value="0.1180928">
                <text:p>0.1180928</text:p>
              </table:table-cell>
              <table:table-cell office:value-type="float" office:value="0.0934464">
                <text:p>0.093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384">
                <text:p>16384</text:p>
              </table:table-cell>
              <table:table-cell office:value-type="float" office:value="0.0490408">
                <text:p>0.0490408</text:p>
              </table:table-cell>
              <table:table-cell office:value-type="float" office:value="0.289792">
                <text:p>0.289792</text:p>
              </table:table-cell>
              <table:table-cell office:value-type="float" office:value="0.2856896">
                <text:p>0.2856896</text:p>
              </table:table-cell>
              <table:table-cell office:value-type="float" office:value="0.247936">
                <text:p>0.247936</text:p>
              </table:table-cell>
              <table:table-cell office:value-type="float" office:value="0.2740992">
                <text:p>0.2740992</text:p>
              </table:table-cell>
              <table:table-cell office:value-type="float" office:value="0.2349952">
                <text:p>0.2349952</text:p>
              </table:table-cell>
              <table:table-cell office:value-type="float" office:value="0.1867904">
                <text:p>0.186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2768">
                <text:p>32768</text:p>
              </table:table-cell>
              <table:table-cell office:value-type="float" office:value="0.098502">
                <text:p>0.098502</text:p>
              </table:table-cell>
              <table:table-cell office:value-type="float" office:value="0.552941">
                <text:p>0.552941</text:p>
              </table:table-cell>
              <table:table-cell office:value-type="float" office:value="0.5537152">
                <text:p>0.5537152</text:p>
              </table:table-cell>
              <table:table-cell office:value-type="float" office:value="0.477888">
                <text:p>0.477888</text:p>
              </table:table-cell>
              <table:table-cell office:value-type="float" office:value="0.5387008">
                <text:p>0.5387008</text:p>
              </table:table-cell>
              <table:table-cell office:value-type="float" office:value="0.475552">
                <text:p>0.475552</text:p>
              </table:table-cell>
              <table:table-cell office:value-type="float" office:value="0.3853824">
                <text:p>0.385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5536">
                <text:p>65536</text:p>
              </table:table-cell>
              <table:table-cell office:value-type="float" office:value="0.1963696">
                <text:p>0.1963696</text:p>
              </table:table-cell>
              <table:table-cell office:value-type="float" office:value="1.104678">
                <text:p>1.104678</text:p>
              </table:table-cell>
              <table:table-cell office:value-type="float" office:value="1.105561">
                <text:p>1.105561</text:p>
              </table:table-cell>
              <table:table-cell office:value-type="float" office:value="0.9704256">
                <text:p>0.9704256</text:p>
              </table:table-cell>
              <table:table-cell office:value-type="float" office:value="1.093882">
                <text:p>1.093882</text:p>
              </table:table-cell>
              <table:table-cell office:value-type="float" office:value="0.9730496">
                <text:p>0.9730496</text:p>
              </table:table-cell>
              <table:table-cell office:value-type="float" office:value="0.8116864">
                <text:p>0.811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1072">
                <text:p>131072</text:p>
              </table:table-cell>
              <table:table-cell office:value-type="float" office:value="0.3927954">
                <text:p>0.3927954</text:p>
              </table:table-cell>
              <table:table-cell office:value-type="float" office:value="2.269799">
                <text:p>2.269799</text:p>
              </table:table-cell>
              <table:table-cell office:value-type="float" office:value="2.272576">
                <text:p>2.272576</text:p>
              </table:table-cell>
              <table:table-cell office:value-type="float" office:value="2.005126">
                <text:p>2.005126</text:p>
              </table:table-cell>
              <table:table-cell office:value-type="float" office:value="2.262688">
                <text:p>2.262688</text:p>
              </table:table-cell>
              <table:table-cell office:value-type="float" office:value="2.031847">
                <text:p>2.031847</text:p>
              </table:table-cell>
              <table:table-cell office:value-type="float" office:value="1.715699">
                <text:p>1.71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62144">
                <text:p>262144</text:p>
              </table:table-cell>
              <table:table-cell office:value-type="float" office:value="0.8069124">
                <text:p>0.8069124</text:p>
              </table:table-cell>
              <table:table-cell office:value-type="float" office:value="4.725945">
                <text:p>4.725945</text:p>
              </table:table-cell>
              <table:table-cell office:value-type="float" office:value="4.730867">
                <text:p>4.730867</text:p>
              </table:table-cell>
              <table:table-cell office:value-type="float" office:value="4.186611">
                <text:p>4.186611</text:p>
              </table:table-cell>
              <table:table-cell office:value-type="float" office:value="4.726976">
                <text:p>4.726976</text:p>
              </table:table-cell>
              <table:table-cell office:value-type="float" office:value="4.298215">
                <text:p>4.298215</text:p>
              </table:table-cell>
              <table:table-cell office:value-type="float" office:value="3.627239">
                <text:p>3.62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4288">
                <text:p>524288</text:p>
              </table:table-cell>
              <table:table-cell office:value-type="float" office:value="1.563073">
                <text:p>1.563073</text:p>
              </table:table-cell>
              <table:table-cell office:value-type="float" office:value="9.883226">
                <text:p>9.883226</text:p>
              </table:table-cell>
              <table:table-cell office:value-type="float" office:value="9.447558">
                <text:p>9.447558</text:p>
              </table:table-cell>
              <table:table-cell office:value-type="float" office:value="8.823437">
                <text:p>8.823437</text:p>
              </table:table-cell>
              <table:table-cell office:value-type="float" office:value="9.90146">
                <text:p>9.90146</text:p>
              </table:table-cell>
              <table:table-cell office:value-type="float" office:value="8.074828">
                <text:p>8.074828</text:p>
              </table:table-cell>
              <table:table-cell office:value-type="float" office:value="7.71447">
                <text:p>7.7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048576">
                <text:p>1048576</text:p>
              </table:table-cell>
              <table:table-cell office:value-type="float" office:value="3.108339">
                <text:p>3.108339</text:p>
              </table:table-cell>
              <table:table-cell office:value-type="float" office:value="19.226822">
                <text:p>19.226822</text:p>
              </table:table-cell>
              <table:table-cell office:value-type="float" office:value="18.52971">
                <text:p>18.52971</text:p>
              </table:table-cell>
              <table:table-cell office:value-type="float" office:value="18.50001">
                <text:p>18.50001</text:p>
              </table:table-cell>
              <table:table-cell office:value-type="float" office:value="18.62987">
                <text:p>18.62987</text:p>
              </table:table-cell>
              <table:table-cell office:value-type="float" office:value="16.87987">
                <text:p>16.87987</text:p>
              </table:table-cell>
              <table:table-cell office:value-type="float" office:value="16.30932">
                <text:p>16.30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97152">
                <text:p>2097152</text:p>
              </table:table-cell>
              <table:table-cell office:value-type="float" office:value="6.180327">
                <text:p>6.180327</text:p>
              </table:table-cell>
              <table:table-cell office:value-type="float" office:value="38.514275">
                <text:p>38.514275</text:p>
              </table:table-cell>
              <table:table-cell office:value-type="float" office:value="38.53239">
                <text:p>38.53239</text:p>
              </table:table-cell>
              <table:table-cell office:value-type="float" office:value="38.7754">
                <text:p>38.7754</text:p>
              </table:table-cell>
              <table:table-cell office:value-type="float" office:value="38.60269">
                <text:p>38.60269</text:p>
              </table:table-cell>
              <table:table-cell office:value-type="float" office:value="35.50828">
                <text:p>35.50828</text:p>
              </table:table-cell>
              <table:table-cell office:value-type="float" office:value="34.44798">
                <text:p>34.44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194304">
                <text:p>4194304</text:p>
              </table:table-cell>
              <table:table-cell office:value-type="float" office:value="12.34558">
                <text:p>12.34558</text:p>
              </table:table-cell>
              <table:table-cell office:value-type="float" office:value="80.568893">
                <text:p>80.568893</text:p>
              </table:table-cell>
              <table:table-cell office:value-type="float" office:value="80.68932">
                <text:p>80.68932</text:p>
              </table:table-cell>
              <table:table-cell office:value-type="float" office:value="81.19652">
                <text:p>81.19652</text:p>
              </table:table-cell>
              <table:table-cell office:value-type="float" office:value="80.84392">
                <text:p>80.84392</text:p>
              </table:table-cell>
              <table:table-cell office:value-type="float" office:value="74.68899">
                <text:p>74.68899</text:p>
              </table:table-cell>
              <table:table-cell office:value-type="float" office:value="72.46415">
                <text:p>72.4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388608">
                <text:p>8388608</text:p>
              </table:table-cell>
              <table:table-cell office:value-type="float" office:value="24.71724">
                <text:p>24.71724</text:p>
              </table:table-cell>
              <table:table-cell office:value-type="float" office:value="168.44043">
                <text:p>168.44043</text:p>
              </table:table-cell>
              <table:table-cell office:value-type="float" office:value="168.6522">
                <text:p>168.6522</text:p>
              </table:table-cell>
              <table:table-cell office:value-type="float" office:value="169.7715">
                <text:p>169.7715</text:p>
              </table:table-cell>
              <table:table-cell office:value-type="float" office:value="168.9149">
                <text:p>168.9149</text:p>
              </table:table-cell>
              <table:table-cell office:value-type="float" office:value="156.6277">
                <text:p>156.6277</text:p>
              </table:table-cell>
              <table:table-cell office:value-type="float" office:value="152.349">
                <text:p>152.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6777216">
                <text:p>16777216</text:p>
              </table:table-cell>
              <table:table-cell office:value-type="float" office:value="49.43962">
                <text:p>49.43962</text:p>
              </table:table-cell>
              <table:table-cell office:value-type="float" office:value="351.503784">
                <text:p>351.503784</text:p>
              </table:table-cell>
              <table:table-cell office:value-type="float" office:value="352.0446">
                <text:p>352.0446</text:p>
              </table:table-cell>
              <table:table-cell office:value-type="float" office:value="354.3514">
                <text:p>354.3514</text:p>
              </table:table-cell>
              <table:table-cell office:value-type="float" office:value="352.6959">
                <text:p>352.6959</text:p>
              </table:table-cell>
              <table:table-cell office:value-type="float" office:value="327.7889">
                <text:p>327.7889</text:p>
              </table:table-cell>
              <table:table-cell office:value-type="float" office:value="319.4683">
                <text:p>319.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3554432">
                <text:p>33554432</text:p>
              </table:table-cell>
              <table:table-cell office:value-type="float" office:value="99.00223">
                <text:p>99.00223</text:p>
              </table:table-cell>
              <table:table-cell office:value-type="float" office:value="732.194214">
                <text:p>732.194214</text:p>
              </table:table-cell>
              <table:table-cell office:value-type="float" office:value="732.9243">
                <text:p>732.9243</text:p>
              </table:table-cell>
              <table:table-cell office:value-type="float" office:value="738.1457">
                <text:p>738.1457</text:p>
              </table:table-cell>
              <table:table-cell office:value-type="float" office:value="734.6746">
                <text:p>734.6746</text:p>
              </table:table-cell>
              <table:table-cell office:value-type="float" office:value="684.9366">
                <text:p>684.9366</text:p>
              </table:table-cell>
              <table:table-cell office:value-type="float" office:value="668.4127">
                <text:p>668.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67108864">
                <text:p>67108864</text:p>
              </table:table-cell>
              <table:table-cell office:value-type="float" office:value="198.4291">
                <text:p>198.4291</text:p>
              </table:table-cell>
              <table:table-cell office:value-type="float" office:value="1523.40918">
                <text:p>1523.40918</text:p>
              </table:table-cell>
              <table:table-cell office:value-type="float" office:value="1524.845">
                <text:p>1524.845</text:p>
              </table:table-cell>
              <table:table-cell office:value-type="float" office:value="1536.054">
                <text:p>1536.054</text:p>
              </table:table-cell>
              <table:table-cell office:value-type="float" office:value="1528.467">
                <text:p>1528.467</text:p>
              </table:table-cell>
              <table:table-cell office:value-type="float" office:value="1428.908">
                <text:p>1428.908</text:p>
              </table:table-cell>
              <table:table-cell office:value-type="float" office:value="1395.967">
                <text:p>1395.9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8192" chart:interval-major="102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4D13A6A9.svm" xlink:type="simple" xlink:actuate="onLoad"/>
      </style:chart-properties>
      <style:graphic-properties draw:stroke="dash" draw:stroke-dash="Fine_20_Dashed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15cm" chart:symbol-height="0.15cm" chart:link-data-style-to-source="true">
        <chart:symbol-image xlink:href="Pictures/2000000A000000DD000000DD08B3364C.svm" xlink:type="simple" xlink:actuate="onLoad"/>
      </style:chart-properties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15cm" chart:symbol-height="0.15cm" chart:link-data-style-to-source="true">
        <chart:symbol-image xlink:href="Pictures/2000000A000000DD000000DDEE501DDC.svm" xlink:type="simple" xlink:actuate="onLoad"/>
      </style:chart-properties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5cm" chart:symbol-height="0.15cm" chart:link-data-style-to-source="true">
        <chart:symbol-image xlink:href="Pictures/2000000A000000DD000000DD3111ECA1.svm" xlink:type="simple" xlink:actuate="onLoad"/>
      </style:chart-properties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15cm" chart:symbol-height="0.15cm" chart:link-data-style-to-source="true">
        <chart:symbol-image xlink:href="Pictures/2000000A000000DD000000DDDD140674.svm" xlink:type="simple" xlink:actuate="onLoad"/>
      </style:chart-properties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15cm" chart:symbol-height="0.15cm" chart:link-data-style-to-source="true">
        <chart:symbol-image xlink:href="Pictures/2000000A000000DD000000DD08B3364C.svm" xlink:type="simple" xlink:actuate="onLoad"/>
      </style:chart-properties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15cm" chart:symbol-height="0.1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23cm" svg:height="11.428cm" xlink:href=".." xlink:type="simple" chart:class="chart:scatter" chart:style-name="ch1">
        <chart:title svg:x="5.384cm" svg:y="0.364cm" chart:style-name="ch2">
          <text:p>Prefix Sum Timing Comparison For Small Arrays</text:p>
        </chart:title>
        <chart:legend chart:legend-position="end" svg:x="16.042cm" svg:y="3.672cm" style:legend-expansion="high" chart:style-name="ch3"/>
        <chart:plot-area chart:style-name="ch4" table:cell-range-address="'prefix sum'.A2:'prefix sum'.I7 'prefix sum'.B1:'prefix sum'.I1" chart:data-source-has-labels="row" svg:x="1.415cm" svg:y="1.371cm" svg:width="14.223cm" svg:height="8.848cm">
          <chartooo:coordinate-region svg:x="2.327cm" svg:y="1.57cm" svg:width="12.939cm" svg:height="8.002cm"/>
          <chart:axis chart:dimension="x" chart:name="primary-x" chart:style-name="ch5">
            <chart:title svg:x="7.622cm" svg:y="10.447cm" chart:style-name="ch6">
              <text:p>Array length</text:p>
            </chart:title>
          </chart:axis>
          <chart:axis chart:dimension="y" chart:name="primary-y" chart:style-name="ch7">
            <chart:title svg:x="0.451cm" svg:y="7.294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'prefix sum'.B2:'prefix sum'.B7" chart:label-cell-address="'prefix sum'.B1:'prefix sum'.B1" chart:class="chart:scatter">
            <chart:domain table:cell-range-address="'prefix sum'.A2:'prefix sum'.A7"/>
            <chart:data-point chart:repeated="6"/>
          </chart:series>
          <chart:series chart:style-name="ch11" chart:values-cell-range-address="'prefix sum'.C2:'prefix sum'.C7" chart:label-cell-address="'prefix sum'.C1:'prefix sum'.C1" chart:class="chart:scatter">
            <chart:data-point chart:repeated="6"/>
          </chart:series>
          <chart:series chart:style-name="ch12" chart:values-cell-range-address="'prefix sum'.D2:'prefix sum'.D7" chart:label-cell-address="'prefix sum'.D1:'prefix sum'.D1" chart:class="chart:scatter">
            <chart:data-point chart:repeated="6"/>
          </chart:series>
          <chart:series chart:style-name="ch13" chart:values-cell-range-address="'prefix sum'.E2:'prefix sum'.E7" chart:label-cell-address="'prefix sum'.E1:'prefix sum'.E1" chart:class="chart:scatter">
            <chart:data-point chart:repeated="6"/>
          </chart:series>
          <chart:series chart:style-name="ch14" chart:values-cell-range-address="'prefix sum'.F2:'prefix sum'.F7" chart:label-cell-address="'prefix sum'.F1:'prefix sum'.F1" chart:class="chart:scatter">
            <chart:data-point chart:repeated="6"/>
          </chart:series>
          <chart:series chart:style-name="ch15" chart:values-cell-range-address="'prefix sum'.G2:'prefix sum'.G7" chart:label-cell-address="'prefix sum'.G1:'prefix sum'.G1" chart:class="chart:scatter">
            <chart:data-point chart:repeated="6"/>
          </chart:series>
          <chart:series chart:style-name="ch16" chart:values-cell-range-address="'prefix sum'.H2:'prefix sum'.H7" chart:label-cell-address="'prefix sum'.H1:'prefix sum'.H1" chart:class="chart:scatter">
            <chart:data-point chart:repeated="6"/>
          </chart:series>
          <chart:series chart:style-name="ch17" chart:values-cell-range-address="'prefix sum'.I2:'prefix sum'.I7" chart:label-cell-address="'prefix sum'.I1:'prefix sum'.I1" chart:class="chart:scatte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'prefix sum'.B1:'prefix sum'.B1</svg:desc>
                </draw:g>
              </table:table-cell>
              <table:table-cell office:value-type="string">
                <text:p>Naive 64</text:p>
                <draw:g>
                  <svg:desc>'prefix sum'.C1:'prefix sum'.C1</svg:desc>
                </draw:g>
              </table:table-cell>
              <table:table-cell office:value-type="string">
                <text:p>Naive 256</text:p>
                <draw:g>
                  <svg:desc>'prefix sum'.D1:'prefix sum'.D1</svg:desc>
                </draw:g>
              </table:table-cell>
              <table:table-cell office:value-type="string">
                <text:p>Naive 1024</text:p>
                <draw:g>
                  <svg:desc>'prefix sum'.E1:'prefix sum'.E1</svg:desc>
                </draw:g>
              </table:table-cell>
              <table:table-cell office:value-type="string">
                <text:p>Shared 64</text:p>
                <draw:g>
                  <svg:desc>'prefix sum'.F1:'prefix sum'.F1</svg:desc>
                </draw:g>
              </table:table-cell>
              <table:table-cell office:value-type="string">
                <text:p>Shared 256</text:p>
                <draw:g>
                  <svg:desc>'prefix sum'.G1:'prefix sum'.G1</svg:desc>
                </draw:g>
              </table:table-cell>
              <table:table-cell office:value-type="string">
                <text:p>Shared 1024</text:p>
                <draw:g>
                  <svg:desc>'prefix sum'.H1:'prefix sum'.H1</svg:desc>
                </draw:g>
              </table:table-cell>
              <table:table-cell office:value-type="string">
                <text:p>Efficient 1024</text:p>
                <draw:g>
                  <svg:desc>'prefix sum'.I1:'prefix su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'prefix sum'.A2:'prefix sum'.A7</svg:desc>
                </draw:g>
              </table:table-cell>
              <table:table-cell office:value-type="float" office:value="0.0009113997">
                <text:p>0.0009113997</text:p>
                <draw:g>
                  <svg:desc>'prefix sum'.B2:'prefix sum'.B7</svg:desc>
                </draw:g>
              </table:table-cell>
              <table:table-cell office:value-type="float" office:value="0.049581">
                <text:p>0.049581</text:p>
                <draw:g>
                  <svg:desc>'prefix sum'.C2:'prefix sum'.C7</svg:desc>
                </draw:g>
              </table:table-cell>
              <table:table-cell office:value-type="float" office:value="0.051168">
                <text:p>0.051168</text:p>
                <draw:g>
                  <svg:desc>'prefix sum'.D2:'prefix sum'.D7</svg:desc>
                </draw:g>
              </table:table-cell>
              <table:table-cell office:value-type="float" office:value="0.05356161">
                <text:p>0.05356161</text:p>
                <draw:g>
                  <svg:desc>'prefix sum'.E2:'prefix sum'.E7</svg:desc>
                </draw:g>
              </table:table-cell>
              <table:table-cell office:value-type="float" office:value="0.0304896">
                <text:p>0.0304896</text:p>
                <draw:g>
                  <svg:desc>'prefix sum'.F2:'prefix sum'.F7</svg:desc>
                </draw:g>
              </table:table-cell>
              <table:table-cell office:value-type="float" office:value="0.0281792">
                <text:p>0.0281792</text:p>
                <draw:g>
                  <svg:desc>'prefix sum'.G2:'prefix sum'.G7</svg:desc>
                </draw:g>
              </table:table-cell>
              <table:table-cell office:value-type="float" office:value="0.0314624">
                <text:p>0.0314624</text:p>
                <draw:g>
                  <svg:desc>'prefix sum'.H2:'prefix sum'.H7</svg:desc>
                </draw:g>
              </table:table-cell>
              <table:table-cell office:value-type="float" office:value="0.0449984">
                <text:p>0.0449984</text:p>
                <draw:g>
                  <svg:desc>'prefix sum'.I2:'prefix sum'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016266">
                <text:p>0.0016266</text:p>
              </table:table-cell>
              <table:table-cell office:value-type="float" office:value="0.054886">
                <text:p>0.054886</text:p>
              </table:table-cell>
              <table:table-cell office:value-type="float" office:value="0.0549888">
                <text:p>0.0549888</text:p>
              </table:table-cell>
              <table:table-cell office:value-type="float" office:value="0.0598144">
                <text:p>0.0598144</text:p>
              </table:table-cell>
              <table:table-cell office:value-type="float" office:value="0.0358848">
                <text:p>0.0358848</text:p>
              </table:table-cell>
              <table:table-cell office:value-type="float" office:value="0.0282112">
                <text:p>0.0282112</text:p>
              </table:table-cell>
              <table:table-cell office:value-type="float" office:value="0.0346624">
                <text:p>0.0346624</text:p>
              </table:table-cell>
              <table:table-cell office:value-type="float" office:value="0.0450432">
                <text:p>0.045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034936">
                <text:p>0.0034936</text:p>
              </table:table-cell>
              <table:table-cell office:value-type="float" office:value="0.060397">
                <text:p>0.060397</text:p>
              </table:table-cell>
              <table:table-cell office:value-type="float" office:value="0.0593024">
                <text:p>0.0593024</text:p>
              </table:table-cell>
              <table:table-cell office:value-type="float" office:value="0.0700736">
                <text:p>0.0700736</text:p>
              </table:table-cell>
              <table:table-cell office:value-type="float" office:value="0.0415232">
                <text:p>0.0415232</text:p>
              </table:table-cell>
              <table:table-cell office:value-type="float" office:value="0.033248">
                <text:p>0.033248</text:p>
              </table:table-cell>
              <table:table-cell office:value-type="float" office:value="0.0433984">
                <text:p>0.0433984</text:p>
              </table:table-cell>
              <table:table-cell office:value-type="float" office:value="0.046464">
                <text:p>0.046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0.0063274">
                <text:p>0.0063274</text:p>
              </table:table-cell>
              <table:table-cell office:value-type="float" office:value="0.065734">
                <text:p>0.065734</text:p>
              </table:table-cell>
              <table:table-cell office:value-type="float" office:value="0.0659008">
                <text:p>0.0659008</text:p>
              </table:table-cell>
              <table:table-cell office:value-type="float" office:value="0.0773888">
                <text:p>0.0773888</text:p>
              </table:table-cell>
              <table:table-cell office:value-type="float" office:value="0.0477824">
                <text:p>0.0477824</text:p>
              </table:table-cell>
              <table:table-cell office:value-type="float" office:value="0.0393152">
                <text:p>0.0393152</text:p>
              </table:table-cell>
              <table:table-cell office:value-type="float" office:value="0.0440832">
                <text:p>0.0440832</text:p>
              </table:table-cell>
              <table:table-cell office:value-type="float" office:value="0.0449536">
                <text:p>0.0449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0.0125596">
                <text:p>0.0125596</text:p>
              </table:table-cell>
              <table:table-cell office:value-type="float" office:value="0.090944">
                <text:p>0.090944</text:p>
              </table:table-cell>
              <table:table-cell office:value-type="float" office:value="0.0929088">
                <text:p>0.0929088</text:p>
              </table:table-cell>
              <table:table-cell office:value-type="float" office:value="0.0825024">
                <text:p>0.0825024</text:p>
              </table:table-cell>
              <table:table-cell office:value-type="float" office:value="0.0820864">
                <text:p>0.0820864</text:p>
              </table:table-cell>
              <table:table-cell office:value-type="float" office:value="0.0630592">
                <text:p>0.0630592</text:p>
              </table:table-cell>
              <table:table-cell office:value-type="float" office:value="0.0492096">
                <text:p>0.049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0.0246036">
                <text:p>0.0246036</text:p>
              </table:table-cell>
              <table:table-cell office:value-type="float" office:value="0.156454">
                <text:p>0.156454</text:p>
              </table:table-cell>
              <table:table-cell office:value-type="float" office:value="0.1547776">
                <text:p>0.1547776</text:p>
              </table:table-cell>
              <table:table-cell office:value-type="float" office:value="0.134848">
                <text:p>0.134848</text:p>
              </table:table-cell>
              <table:table-cell office:value-type="float" office:value="0.1431232">
                <text:p>0.1431232</text:p>
              </table:table-cell>
              <table:table-cell office:value-type="float" office:value="0.1180928">
                <text:p>0.1180928</text:p>
              </table:table-cell>
              <table:table-cell office:value-type="float" office:value="0.0934464">
                <text:p>0.09344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Stream Compaction For Large Arrays</text:p>
        </chart:title>
        <chart:subtitle svg:x="5.892cm" svg:y="1.275cm" chart:style-name="ch3">
          <text:p>Naive-shared vs. Thrust</text:p>
        </chart:subtitle>
        <chart:legend chart:legend-position="end" svg:x="12.275cm" svg:y="3.952cm" style:legend-expansion="high" chart:style-name="ch4"/>
        <chart:plot-area chart:style-name="ch5" table:cell-range-address="compaction.A2:compaction.C20 compaction.B1:compaction.C1" chart:data-source-has-labels="row" svg:x="1.331cm" svg:y="2.138cm" svg:width="10.624cm" svg:height="5.701cm">
          <chartooo:coordinate-region svg:x="2.323cm" svg:y="2.337cm" svg:width="8.889cm" svg:height="4.855cm"/>
          <chart:axis chart:dimension="x" chart:name="primary-x" chart:style-name="ch6">
            <chart:title svg:x="5.739cm" svg:y="8.019cm" chart:style-name="ch7">
              <text:p>Array length</text:p>
            </chart:title>
          </chart:axis>
          <chart:axis chart:dimension="y" chart:name="primary-y" chart:style-name="ch8">
            <chart:title svg:x="0.451cm" svg:y="6.487cm" chart:style-name="ch9">
              <text:p>Execution time (ms)</text:p>
            </chart:title>
            <chart:grid chart:style-name="ch10" chart:class="major"/>
          </chart:axis>
          <chart:series chart:style-name="ch11" chart:values-cell-range-address="compaction.B2:compaction.B20" chart:label-cell-address="compaction.B1:compaction.B1" chart:class="chart:scatter">
            <chart:domain table:cell-range-address="compaction.A2:compaction.A20"/>
            <chart:data-point chart:repeated="19"/>
          </chart:series>
          <chart:series chart:style-name="ch12" chart:values-cell-range-address="compaction.C2:compaction.C20" chart:label-cell-address="compaction.C1:compaction.C1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act</text:p>
                <draw:g>
                  <svg:desc>compaction.B1:compaction.B1</svg:desc>
                </draw:g>
              </table:table-cell>
              <table:table-cell office:value-type="string">
                <text:p>compact_thrust</text:p>
                <draw:g>
                  <svg:desc>compaction.C1:compa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compaction.A2:compaction.A20</svg:desc>
                </draw:g>
              </table:table-cell>
              <table:table-cell office:value-type="float" office:value="0.127648">
                <text:p>0.127648</text:p>
                <draw:g>
                  <svg:desc>compaction.B2:compaction.B20</svg:desc>
                </draw:g>
              </table:table-cell>
              <table:table-cell office:value-type="float" office:value="1.013658">
                <text:p>1.013658</text:p>
                <draw:g>
                  <svg:desc>compaction.C2:compaction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1276352">
                <text:p>0.1276352</text:p>
              </table:table-cell>
              <table:table-cell office:value-type="float" office:value="0.9997504">
                <text:p>0.999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1486464">
                <text:p>0.1486464</text:p>
              </table:table-cell>
              <table:table-cell office:value-type="float" office:value="1.177069">
                <text:p>1.177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0.1524864">
                <text:p>0.1524864</text:p>
              </table:table-cell>
              <table:table-cell office:value-type="float" office:value="1.204326">
                <text:p>1.204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0.1673024">
                <text:p>0.1673024</text:p>
              </table:table-cell>
              <table:table-cell office:value-type="float" office:value="1.235533">
                <text:p>1.235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0.2683392">
                <text:p>0.2683392</text:p>
              </table:table-cell>
              <table:table-cell office:value-type="float" office:value="1.467437">
                <text:p>1.467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4974848">
                <text:p>0.4974848</text:p>
              </table:table-cell>
              <table:table-cell office:value-type="float" office:value="2.243366">
                <text:p>2.243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">
                <text:p>32768</text:p>
              </table:table-cell>
              <table:table-cell office:value-type="float" office:value="0.9704">
                <text:p>0.9704</text:p>
              </table:table-cell>
              <table:table-cell office:value-type="float" office:value="3.861952">
                <text:p>3.86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6">
                <text:p>65536</text:p>
              </table:table-cell>
              <table:table-cell office:value-type="float" office:value="1.979354">
                <text:p>1.979354</text:p>
              </table:table-cell>
              <table:table-cell office:value-type="float" office:value="5.469856">
                <text:p>5.46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072">
                <text:p>131072</text:p>
              </table:table-cell>
              <table:table-cell office:value-type="float" office:value="4.218983">
                <text:p>4.218983</text:p>
              </table:table-cell>
              <table:table-cell office:value-type="float" office:value="8.13344">
                <text:p>8.13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144">
                <text:p>262144</text:p>
              </table:table-cell>
              <table:table-cell office:value-type="float" office:value="8.868275">
                <text:p>8.868275</text:p>
              </table:table-cell>
              <table:table-cell office:value-type="float" office:value="12.86126">
                <text:p>12.86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4288">
                <text:p>524288</text:p>
              </table:table-cell>
              <table:table-cell office:value-type="float" office:value="16.58463">
                <text:p>16.58463</text:p>
              </table:table-cell>
              <table:table-cell office:value-type="float" office:value="21.51228">
                <text:p>21.51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8576">
                <text:p>1048576</text:p>
              </table:table-cell>
              <table:table-cell office:value-type="float" office:value="34.42548">
                <text:p>34.42548</text:p>
              </table:table-cell>
              <table:table-cell office:value-type="float" office:value="40.06934">
                <text:p>40.06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7152">
                <text:p>2097152</text:p>
              </table:table-cell>
              <table:table-cell office:value-type="float" office:value="72.20071">
                <text:p>72.20071</text:p>
              </table:table-cell>
              <table:table-cell office:value-type="float" office:value="77.60127">
                <text:p>77.60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94304">
                <text:p>4194304</text:p>
              </table:table-cell>
              <table:table-cell office:value-type="float" office:value="151.4057">
                <text:p>151.4057</text:p>
              </table:table-cell>
              <table:table-cell office:value-type="float" office:value="152.5204">
                <text:p>152.5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88608">
                <text:p>8388608</text:p>
              </table:table-cell>
              <table:table-cell office:value-type="float" office:value="317.4885">
                <text:p>317.4885</text:p>
              </table:table-cell>
              <table:table-cell office:value-type="float" office:value="302.2341">
                <text:p>302.2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77216">
                <text:p>16777216</text:p>
              </table:table-cell>
              <table:table-cell office:value-type="float" office:value="664.0488">
                <text:p>664.0488</text:p>
              </table:table-cell>
              <table:table-cell office:value-type="float" office:value="601.8031">
                <text:p>601.8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54432">
                <text:p>33554432</text:p>
              </table:table-cell>
              <table:table-cell office:value-type="float" office:value="1386.913">
                <text:p>1386.913</text:p>
              </table:table-cell>
              <table:table-cell office:value-type="float" office:value="1201.676">
                <text:p>1201.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108864">
                <text:p>67108864</text:p>
              </table:table-cell>
              <table:table-cell office:value-type="float" office:value="2892.279">
                <text:p>2892.279</text:p>
              </table:table-cell>
              <table:table-cell office:value-type="float" office:value="2398.537">
                <text:p>2398.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6cm" chart:style-name="ch2">
          <text:p>Stream Compaction For Small Arrays</text:p>
        </chart:title>
        <chart:subtitle svg:x="5.892cm" svg:y="1.275cm" chart:style-name="ch3">
          <text:p>Naive-shared vs. Thrust</text:p>
        </chart:subtitle>
        <chart:legend chart:legend-position="end" svg:x="12.275cm" svg:y="3.952cm" style:legend-expansion="high" chart:style-name="ch4"/>
        <chart:plot-area chart:style-name="ch5" table:cell-range-address="compaction.A2:compaction.C8 compaction.B1:compaction.C1" chart:data-source-has-labels="row" svg:x="1.331cm" svg:y="2.138cm" svg:width="10.624cm" svg:height="5.701cm">
          <chartooo:coordinate-region svg:x="2.058cm" svg:y="2.337cm" svg:width="9.432cm" svg:height="4.855cm"/>
          <chart:axis chart:dimension="x" chart:name="primary-x" chart:style-name="ch6">
            <chart:title svg:x="5.739cm" svg:y="8.019cm" chart:style-name="ch7">
              <text:p>Array length</text:p>
            </chart:title>
          </chart:axis>
          <chart:axis chart:dimension="y" chart:name="primary-y" chart:style-name="ch8">
            <chart:title svg:x="0.451cm" svg:y="6.487cm" chart:style-name="ch9">
              <text:p>Execution time (ms)</text:p>
            </chart:title>
            <chart:grid chart:style-name="ch10" chart:class="major"/>
          </chart:axis>
          <chart:series chart:style-name="ch11" chart:values-cell-range-address="compaction.B2:compaction.B8" chart:label-cell-address="compaction.B1:compaction.B1" chart:class="chart:scatter">
            <chart:domain table:cell-range-address="compaction.A2:compaction.A8"/>
            <chart:data-point chart:repeated="7"/>
          </chart:series>
          <chart:series chart:style-name="ch12" chart:values-cell-range-address="compaction.C2:compaction.C8" chart:label-cell-address="compaction.C1:compaction.C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act</text:p>
                <draw:g>
                  <svg:desc>compaction.B1:compaction.B1</svg:desc>
                </draw:g>
              </table:table-cell>
              <table:table-cell office:value-type="string">
                <text:p>compact_thrust</text:p>
                <draw:g>
                  <svg:desc>compaction.C1:compa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compaction.A2:compaction.A8</svg:desc>
                </draw:g>
              </table:table-cell>
              <table:table-cell office:value-type="float" office:value="0.127648">
                <text:p>0.127648</text:p>
                <draw:g>
                  <svg:desc>compaction.B2:compaction.B8</svg:desc>
                </draw:g>
              </table:table-cell>
              <table:table-cell office:value-type="float" office:value="1.013658">
                <text:p>1.013658</text:p>
                <draw:g>
                  <svg:desc>compaction.C2:compaction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1276352">
                <text:p>0.1276352</text:p>
              </table:table-cell>
              <table:table-cell office:value-type="float" office:value="0.9997504">
                <text:p>0.999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1486464">
                <text:p>0.1486464</text:p>
              </table:table-cell>
              <table:table-cell office:value-type="float" office:value="1.177069">
                <text:p>1.177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0.1524864">
                <text:p>0.1524864</text:p>
              </table:table-cell>
              <table:table-cell office:value-type="float" office:value="1.204326">
                <text:p>1.204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0.1673024">
                <text:p>0.1673024</text:p>
              </table:table-cell>
              <table:table-cell office:value-type="float" office:value="1.235533">
                <text:p>1.235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0.2683392">
                <text:p>0.2683392</text:p>
              </table:table-cell>
              <table:table-cell office:value-type="float" office:value="1.467437">
                <text:p>1.467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4974848">
                <text:p>0.4974848</text:p>
              </table:table-cell>
              <table:table-cell office:value-type="float" office:value="2.243366">
                <text:p>2.243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